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loext:padding="0.049cm" loext:border="0.06pt solid #e5e7eb"/>
    </style:style>
    <style:style style:name="P2" style:family="paragraph" style:parent-style-name="Standard">
      <style:paragraph-properties fo:margin-left="0cm" fo:margin-right="0cm" fo:text-indent="0cm" style:auto-text-indent="false"/>
      <style:text-properties officeooo:rsid="00027a35" officeooo:paragraph-rsid="00027a35" loext:padding="0.049cm" loext:border="0.06pt solid #e5e7eb"/>
    </style:style>
    <style:style style:name="P3" style:family="paragraph" style:parent-style-name="Standard">
      <style:text-properties officeooo:rsid="00027a35" officeooo:paragraph-rsid="00027a35"/>
    </style:style>
    <style:style style:name="P4" style:family="paragraph" style:parent-style-name="Standard">
      <style:paragraph-properties fo:margin-left="0cm" fo:margin-right="0cm" fo:text-indent="0cm" style:auto-text-indent="false"/>
      <style:text-properties loext:padding="0.049cm" loext:border="0.06pt solid #e5e7eb"/>
    </style:style>
    <style:style style:name="P5" style:family="paragraph" style:parent-style-name="Standard">
      <style:paragraph-properties fo:margin-left="0cm" fo:margin-right="0cm" fo:text-indent="0cm" style:auto-text-indent="false"/>
      <style:text-properties officeooo:paragraph-rsid="0003045b"/>
    </style:style>
    <style:style style:name="P6" style:family="paragraph" style:parent-style-name="Standard">
      <style:paragraph-properties fo:margin-left="0cm" fo:margin-right="0cm" fo:text-indent="0cm" style:auto-text-indent="false"/>
      <style:text-properties officeooo:rsid="00027a35" officeooo:paragraph-rsid="00058d97" loext:padding="0.049cm" loext:border="0.06pt solid #e5e7eb"/>
    </style:style>
    <style:style style:name="P7" style:family="paragraph" style:parent-style-name="Standard">
      <style:text-properties officeooo:rsid="00027a35" officeooo:paragraph-rsid="00058d97"/>
    </style:style>
    <style:style style:name="T1" style:family="text">
      <style:text-properties officeooo:rsid="00027a35"/>
    </style:style>
    <style:style style:name="T2" style:family="text">
      <style:text-properties officeooo:rsid="0003045b" loext:padding="0.049cm" loext:border="0.06pt solid #e5e7eb"/>
    </style:style>
    <style:style style:name="T3" style:family="text">
      <style:text-properties officeooo:rsid="0004e754"/>
    </style:style>
    <style:style style:name="T4" style:family="text">
      <style:text-properties officeooo:rsid="00058d97"/>
    </style:style>
    <style:style style:name="T5" style:family="text">
      <style:text-properties officeooo:rsid="00058d97" loext:padding="0.049cm" loext:border="0.06pt solid #e5e7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 nos ha ofrecido el trabajo de realizar un formulario de inscripción para <text:s/>O Marisquiño.</text:p>
      <text:p text:style-name="P2">Las <text:span text:style-name="T4">disciplinas deportivas</text:span> a las que te puedes inscribir son: skate, bmx <text:span text:style-name="T4">y</text:span> breaking.</text:p>
      <text:p text:style-name="P6">Habrá un desplegable para elegir cualquiera de las 5 <text:span text:style-name="T4">disciplinas deportivas</text:span>. Cada persona solo puede inscribirse en UN<text:span text:style-name="T4">A</text:span> SOL<text:span text:style-name="T4">A disciplina deportiva</text:span>.</text:p>
      <text:p text:style-name="P2">En todas las modalidades se piden los siguientes datos;</text:p>
      <text:p text:style-name="P1"/>
      <text:p text:style-name="P1"/>
      <text:p text:style-name="P1">Nombre *</text:p>
      <text:p text:style-name="P1">Apellidos *</text:p>
      <text:p text:style-name="P1">Correo electrónico *</text:p>
      <text:p text:style-name="P1">Teléfono *</text:p>
      <text:p text:style-name="P1">DNI / Pasaporte *</text:p>
      <text:p text:style-name="P1">Fecha de nacimiento *</text:p>
      <text:p text:style-name="P1">Alias / A.K.A.</text:p>
      <text:p text:style-name="P1">País *  <text:span text:style-name="T1">(a elegir entre; </text:span>Afghanistan Albania Algeria Andorra Angola Antigua &amp; Deps Argentina Armenia Australia Austria Azerbaijan Bahamas Bahrain Bangladesh Barbados Belarus Belgium Belize Benin Bhutan Bolivia Bosnia Herzegovina Botswana Brazil Brunei Bulgaria Burkina Burundi Cambodia Cameroon Canada Cape Verde Central African Rep Chad Chile China Colombia Comoros Congo Congo {Democratic Rep} Costa Rica Croatia Cuba Cyprus Czech Republic Denmark Djibouti Dominica Dominican Republic East Timor Ecuador Egypt El Salvador Equatorial Guinea Eritrea España Estonia Ethiopia Fiji Finland France Gabon Gambia Georgia Germany Ghana Greece Grenada Guatemala Guinea Guinea-Bissau Guyana Haiti Honduras Hungary Iceland India Indonesia Iran Iraq Ireland {Republic} Israel Italy Ivory Coast Jamaica Japan Jordan Kazakhstan Kenya Kiribati Korea North Korea South Kosovo Kuwait Kyrgyzstan Laos Latvia Lebanon Lesotho Liberia Libya Liechtenstein Lithuania Luxembourg Macedonia Madagascar Malawi Malaysia Maldives Mali Malta Marshall Islands Mauritania Mauritius Mexico Micronesia Moldova Monaco Mongolia Montenegro Morocco Mozambique Myanmar, {Burma} Namibia Nauru Nepal Netherlands New Zealand Nicaragua Niger Nigeria Norway Oman Pakistan Palau Panama Papua New Guinea Paraguay Peru Philippines Poland Portugal Qatar Romania Russian Federation Rwanda St Kitts &amp; Nevis St Lucia Saint Vincent &amp; the Grenadines Samoa San Marino Sao Tome &amp; Principe Saudi Arabia Senegal Serbia Seychelles Sierra Leone Singapore Slovakia Slovenia Solomon Islands Somalia South Africa South Sudan Sri Lanka Sudan Suriname Swaziland Sweden Switzerland Syria Taiwan Tajikistan Tanzania Thailand Togo Tonga Trinidad &amp; Tobago Tunisia Turkey Turkmenistan Tuvalu Uganda Ukraine United Arab Emirates United Kingdom United States Uruguay Uzbekistan Vanuatu Vatican City Venezuela Vietnam Yemen Zambia Zimbabwe<text:span text:style-name="T1">)</text:span></text:p>
      <text:p text:style-name="P5"><text:span text:style-name="T2">Un checkbox para seleccionar </text:span>Ya he participado en O Marisquiño anteriormente </text:p>
      <text:p text:style-name="P1">Sponsors</text:p>
      <text:p text:style-name="P1">Música preferida</text:p>
      <text:p text:style-name="P1">Instagram</text:p>
      <text:p text:style-name="P1">TikTok</text:p>
      <text:p text:style-name="Standard"/>
      <text:p text:style-name="Standard"><text:soft-page-break/></text:p>
      <text:p text:style-name="P7">Una vez creado el formulario, crea una base de datos y dentro una tabla que contendrá todos los datos recogidos incluyendo la <text:span text:style-name="T5">disciplina deportiva</text:span>.</text:p>
      <text:p text:style-name="P3">Una vez comprobad<text:span text:style-name="T3">a</text:span> su funcionalidad correcta, puedes decorarlo a tu gus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0T20:34:56.269000000</meta:creation-date>
    <dc:date>2024-06-20T20:45:31.455000000</dc:date>
    <meta:editing-duration>PT9M14S</meta:editing-duration>
    <meta:editing-cycles>5</meta:editing-cycles>
    <meta:generator>LibreOffice/7.6.0.3$Windows_X86_64 LibreOffice_project/69edd8b8ebc41d00b4de3915dc82f8f0fc3b6265</meta:generator>
    <meta:document-statistic meta:table-count="0" meta:image-count="0" meta:object-count="0" meta:page-count="2" meta:paragraph-count="19" meta:word-count="380" meta:character-count="2682" meta:non-whitespace-character-count="2318"/>
  </office:meta>
</office:document-meta>
</file>